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55308d" loext:opacity="100%" officeooo:paragraph-rsid="0009c2a4"/>
    </style:style>
    <style:style style:name="P2" style:family="paragraph" style:parent-style-name="Standard">
      <style:text-properties fo:color="#55308d" loext:opacity="100%"/>
    </style:style>
    <style:style style:name="P3" style:family="paragraph" style:parent-style-name="Heading_20_3">
      <style:text-properties fo:color="#000000" loext:opacity="100%" fo:font-size="12pt" officeooo:paragraph-rsid="0009c2a4" style:font-size-asian="12pt" style:font-size-complex="12pt"/>
    </style:style>
    <style:style style:name="P4" style:family="paragraph" style:parent-style-name="Standard">
      <style:text-properties fo:color="#000000" loext:opacity="100%" fo:font-size="12pt" style:font-size-asian="12pt" style:font-size-complex="12pt"/>
    </style:style>
    <style:style style:name="P5" style:family="paragraph" style:parent-style-name="Standard">
      <style:text-properties fo:color="#000000" loext:opacity="100%" fo:font-size="12pt" officeooo:paragraph-rsid="0009c2a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0eda74" officeooo:paragraph-rsid="000f4b25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0eda74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fo:color="#000000" loext:opacity="100%" fo:font-size="12pt" style:font-size-asian="12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000000" loext:opacity="100%" fo:font-size="12pt" fo:font-weight="bold" officeooo:rsid="000eda74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ync Storage</text:p>
      <text:p text:style-name="P6"/>
      <text:p text:style-name="P6"/>
      <text:p text:style-name="P4"/>
      <text:p text:style-name="P9"><text:span text:style-name="T3">Install Async Storage</text:span></text:p>
      <text:p text:style-name="P4"/>
      <text:p text:style-name="P4">npm install axios @react-native-async-storage/async-storage</text:p>
      <text:p text:style-name="P4"/>
      <text:p text:style-name="P4"/>
      <text:p text:style-name="P4"/>
      <text:p text:style-name="P4"/>
      <text:p text:style-name="P4"/>
      <text:p text:style-name="P4"/>
      <text:p text:style-name="P8">✅ Step-by-Step: Decode JWT in React Native</text:p>
      <text:p text:style-name="P4"/>
      <text:p text:style-name="P4"/>
      <text:p text:style-name="P4"/>
      <text:p text:style-name="P7">🧩 Step 1: Install base64 decoder</text:p>
      <text:p text:style-name="Text_20_body"><text:span text:style-name="T2">React Native doesn’t support </text:span><text:span text:style-name="Source_20_Text"><text:span text:style-name="T2">atob()</text:span></text:span><text:span text:style-name="T2"> or </text:span><text:span text:style-name="Source_20_Text"><text:span text:style-name="T2">window.atob()</text:span></text:span><text:span text:style-name="T2">. So you need a base64 decoder package:</text:span></text:p>
      <text:h text:style-name="Heading_20_5" text:outline-level="5"><text:span text:style-name="T2">Install </text:span><text:span text:style-name="Source_20_Text"><text:span text:style-name="T2">base-64</text:span></text:span><text:span text:style-name="T2"> package:</text:span></text:h>
      <text:p text:style-name="P4">npm install base-64</text:p>
      <text:p text:style-name="P4"># or</text:p>
      <text:p text:style-name="P5">yarn add base-64</text:p>
      <text:p text:style-name="P5"/>
      <text:p text:style-name="P5"/>
      <text:h text:style-name="P1" text:outline-level="3"><text:span text:style-name="Strong_20_Emphasis"><text:span text:style-name="T2">🧩 Step 2: Create the </text:span></text:span><text:span text:style-name="Strong_20_Emphasis"><text:span text:style-name="Source_20_Text"><text:span text:style-name="T2">decodeJwt</text:span></text:span></text:span><text:span text:style-name="Strong_20_Emphasis"><text:span text:style-name="T2"> helper function</text:span></text:span></text:h>
      <text:p text:style-name="Text_20_body"><text:span text:style-name="T2">Create a helper function (e.g. inside a </text:span><text:span text:style-name="Source_20_Text"><text:span text:style-name="T2">utils/jwt.ts</text:span></text:span><text:span text:style-name="T2"> file):</text:span></text:p>
      <text:p text:style-name="P5">import { decode as atob } from 'base-64';</text:p>
      <text:p text:style-name="P5"/>
      <text:p text:style-name="P5">export const decodeJwt = (token: string) =&gt; {</text:p>
      <text:p text:style-name="P5"><text:s text:c="2"/>try {</text:p>
      <text:p text:style-name="P5"><text:s text:c="4"/>const payload = token.split('.')[1];</text:p>
      <text:p text:style-name="P5"><text:s text:c="4"/>const decoded = atob(payload); // Decode base64</text:p>
      <text:p text:style-name="P5"><text:s text:c="4"/>return JSON.parse(decoded); // Parse JSON payload</text:p>
      <text:p text:style-name="P5"><text:s text:c="2"/>} catch (error) {</text:p>
      <text:p text:style-name="P5"><text:s text:c="4"/>console.error('Failed to decode JWT:', error);</text:p>
      <text:p text:style-name="P5"><text:s text:c="4"/>return null;</text:p>
      <text:p text:style-name="P5"><text:s text:c="2"/>}</text:p>
      <text:p text:style-name="P5">};</text:p>
      <text:p text:style-name="P5"/>
      <text:p text:style-name="P5"/>
      <text:h text:style-name="P1" text:outline-level="3"><text:span text:style-name="Strong_20_Emphasis"><text:span text:style-name="T2">🧩 Step 3: Use </text:span></text:span><text:span text:style-name="Strong_20_Emphasis"><text:span text:style-name="Source_20_Text"><text:span text:style-name="T2">decodeJwt</text:span></text:span></text:span><text:span text:style-name="Strong_20_Emphasis"><text:span text:style-name="T2"> in your screen</text:span></text:span></text:h>
      <text:p text:style-name="Text_20_body"><text:span text:style-name="T2">In your screen (e.g. </text:span><text:span text:style-name="Source_20_Text"><text:span text:style-name="T2">ProfileScreen.tsx</text:span></text:span><text:span text:style-name="T2"> or </text:span><text:span text:style-name="Source_20_Text"><text:span text:style-name="T2">HomeScreen.tsx</text:span></text:span><text:span text:style-name="T2">):</text:span></text:p>
      <text:p text:style-name="P5"/>
      <text:p text:style-name="P5">import AsyncStorage from '@react-native-async-storage/async-storage';</text:p>
      <text:p text:style-name="P5">import { decodeJwt } from '../utils/jwt'; // adjust path as needed</text:p>
      <text:p text:style-name="P5"><text:soft-page-break/></text:p>
      <text:p text:style-name="P5">useEffect(() =&gt; {</text:p>
      <text:p text:style-name="P5"><text:s text:c="2"/>const getUserDataFromToken = async () =&gt; {</text:p>
      <text:p text:style-name="P5"><text:s text:c="4"/>try {</text:p>
      <text:p text:style-name="P5"><text:s text:c="6"/>const token = await AsyncStorage.getItem('authToken');</text:p>
      <text:p text:style-name="P5"><text:s text:c="6"/>if (token) {</text:p>
      <text:p text:style-name="P5"><text:s text:c="8"/>const decoded = decodeJwt(token);</text:p>
      <text:p text:style-name="P5"><text:s text:c="8"/>console.log('Decoded JWT:', decoded);</text:p>
      <text:p text:style-name="P5"/>
      <text:p text:style-name="P5"><text:s text:c="8"/>if (decoded?.id) {</text:p>
      <text:p text:style-name="P5"><text:s text:c="10"/>const response = await api.get(`/user/find/${decoded.id}`);</text:p>
      <text:p text:style-name="P5"><text:s text:c="10"/>if (response.data.success) {</text:p>
      <text:p text:style-name="P5"><text:s text:c="12"/>setUserData(response.data.user);</text:p>
      <text:p text:style-name="P5"><text:s text:c="10"/>}</text:p>
      <text:p text:style-name="P5"><text:s text:c="8"/>}</text:p>
      <text:p text:style-name="P5"><text:s text:c="6"/>}</text:p>
      <text:p text:style-name="P5"><text:s text:c="4"/>} catch (error) {</text:p>
      <text:p text:style-name="P5"><text:s text:c="6"/>console.error('Error decoding token or fetching user:', error);</text:p>
      <text:p text:style-name="P5"><text:s text:c="4"/>} finally {</text:p>
      <text:p text:style-name="P5"><text:s text:c="6"/>setLoading(false);</text:p>
      <text:p text:style-name="P5"><text:s text:c="4"/>}</text:p>
      <text:p text:style-name="P5"><text:s text:c="2"/>};</text:p>
      <text:p text:style-name="P5"/>
      <text:p text:style-name="P5"><text:s text:c="2"/>getUserDataFromToken();</text:p>
      <text:p text:style-name="P5">}, []);</text:p>
      <text:p text:style-name="P5"/>
      <text:p text:style-name="P5"/>
      <text:h text:style-name="P3" text:outline-level="3">✅ Example JWT Payload (decoded)</text:h>
      <text:p text:style-name="P5"/>
      <text:p text:style-name="P5">{</text:p>
      <text:p text:style-name="P5"><text:s text:c="2"/>"id": "68411b49d436362e818cd58a",</text:p>
      <text:p text:style-name="P5"><text:s text:c="2"/>"email": "alex@gmail.com",</text:p>
      <text:p text:style-name="P5"><text:s text:c="2"/>"role": ["tenant"],</text:p>
      <text:p text:style-name="P5"><text:s text:c="2"/>"iat": 1749102431,</text:p>
      <text:p text:style-name="P5"><text:s text:c="2"/>"exp": 1749188831</text:p>
      <text:p text:style-name="P5">}</text:p>
      <text:p text:style-name="P5"/>
      <text:p text:style-name="P5"/>
      <text:p text:style-name="P5"/>
      <text:h text:style-name="P3" text:outline-level="3">✅ Final Notes</text:h>
      <text:list xml:id="list2993203605" text:style-name="L1">
        <text:list-item>
          <text:p text:style-name="P10"><text:span text:style-name="T2">Decoding a JWT is </text:span><text:span text:style-name="Strong_20_Emphasis"><text:span text:style-name="T2">safe</text:span></text:span><text:span text:style-name="T2"> for reading public data like </text:span><text:span text:style-name="Source_20_Text"><text:span text:style-name="T2">id</text:span></text:span><text:span text:style-name="T2">, </text:span><text:span text:style-name="Source_20_Text"><text:span text:style-name="T2">email</text:span></text:span><text:span text:style-name="T2">, </text:span><text:span text:style-name="Source_20_Text"><text:span text:style-name="T2">role</text:span></text:span><text:span text:style-name="T2">. Never trust it for sensitive decisions (e.g. authorization).</text:span></text:p>
        </text:list-item>
        <text:list-item>
          <text:p text:style-name="P11">Always validate tokens server-side.</text:p>
        </text:list-item>
        <text:list-item>
          <text:p text:style-name="P11">This method avoids storing user data separately in AsyncStorage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0:44:11.258925128</meta:creation-date>
    <dc:date>2025-06-10T20:33:30.982822502</dc:date>
    <meta:editing-duration>PT23M4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261" meta:character-count="1992" meta:non-whitespace-character-count="1633"/>
  </office:meta>
</office:document-meta>
</file>